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8000001FB0E445AF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ff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7.574cm" svg:height="13.418cm" svg:x="0cm" svg:y="0cm">
          <draw:image xlink:href="Pictures/1000000000000298000001FB0E445AFF.png" xlink:type="simple" xlink:show="embed" xlink:actuate="onLoad">
            <text:p/>
          </draw:image>
        </draw:frame>
        <draw:path draw:style-name="gr2" draw:text-style-name="P1" draw:layer="layout" svg:width="4.122cm" svg:height="0.399cm" svg:x="10.506cm" svg:y="7.993cm" svg:viewBox="0 0 4123 400" svg:d="m4123 400c-492-61-957-239-1446-307-439-61-881-90-1323-93-399-3-779 108-1169 154l-185 62">
          <text:p/>
        </draw:path>
        <draw:polyline draw:style-name="gr2" draw:text-style-name="P1" draw:layer="layout" svg:width="0.43cm" svg:height="0.522cm" svg:x="10.475cm" svg:y="7.716cm" svg:viewBox="0 0 431 523" draw:points="0,523 339,123 431,0">
          <text:p/>
        </draw:polyline>
        <draw:polyline draw:style-name="gr2" draw:text-style-name="P1" draw:layer="layout" svg:width="0.652cm" svg:height="0.403cm" svg:x="10.53cm" svg:y="8.228cm" svg:viewBox="0 0 653 404" draw:points="0,0 468,250 653,404">
          <text:p/>
        </draw:polyline>
        <draw:path draw:style-name="gr2" draw:text-style-name="P1" draw:layer="layout" svg:width="4.842cm" svg:height="2.131cm" svg:x="3.456cm" svg:y="8.045cm" svg:viewBox="0 0 4843 2132" svg:d="m4843 10c-440-52-850 105-1261 216-378 102-744 256-1108 399-393 155-775 254-1248 505-400 187-697 418-613 390l-613 612">
          <text:p/>
        </draw:path>
        <draw:polyline draw:style-name="gr2" draw:text-style-name="P1" draw:layer="layout" svg:width="0.399cm" svg:height="0.86cm" svg:x="3.368cm" svg:y="9.317cm" svg:viewBox="0 0 400 861" draw:points="400,0 154,523 0,861 0,861">
          <text:p/>
        </draw:polyline>
        <draw:polyline draw:style-name="gr2" draw:text-style-name="P1" draw:layer="layout" svg:width="1.015cm" svg:height="0.03cm" svg:x="3.368cm" svg:y="10.178cm" svg:viewBox="0 0 1016 31" draw:points="0,0 677,31 1016,0 1016,0">
          <text:p/>
        </draw:poly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6cm" fo:page-height="1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902cm" svg:x="1cm" svg:y="2.821cm" draw:page-number="1"/>
      <draw:page-thumbnail draw:layer="backgroundobjects" svg:width="8.999cm" svg:height="6.902cm" svg:x="1cm" svg:y="11.397cm"/>
      <draw:page-thumbnail draw:layer="backgroundobjects" svg:width="8.999cm" svg:height="6.902cm" svg:x="1cm" svg:y="19.973cm"/>
      <draw:page-thumbnail draw:layer="backgroundobjects" svg:width="8.999cm" svg:height="6.902cm" svg:x="11cm" svg:y="2.821cm"/>
      <draw:page-thumbnail draw:layer="backgroundobjects" svg:width="8.999cm" svg:height="6.902cm" svg:x="11cm" svg:y="11.397cm"/>
      <draw:page-thumbnail draw:layer="backgroundobjects" svg:width="8.999cm" svg:height="6.902cm" svg:x="11cm" svg:y="19.973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3T14:29:48.71</meta:creation-date>
    <meta:editing-duration>PT00H17M19S</meta:editing-duration>
    <meta:editing-cycles>5</meta:editing-cycles>
    <dc:date>2011-01-23T15:17:32.22</dc:date>
    <meta:generator>OpenOffice.org/3.2$Win32 OpenOffice.org_project/320m18$Build-9502</meta:generator>
    <meta:document-statistic meta:object-count="30"/>
  </office:meta>
</office:document-meta>
</file>